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e2ee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f8214" officeooo:paragraph-rsid="001f821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f8214" officeooo:paragraph-rsid="001f8214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e2ee7" officeooo:paragraph-rsid="001e2ee7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21df8f" officeooo:paragraph-rsid="0022d3ec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f8214" officeooo:paragraph-rsid="001f8214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officeooo:rsid="001f8214" officeooo:paragraph-rsid="001f8214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e2ee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2d3e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2d3ec" officeooo:paragraph-rsid="0022d3ec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e2ee7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1df8f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f8214" style:font-size-asian="14pt" style:font-weight-asian="normal" style:font-size-complex="14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ext classification 1</text:p>
      <text:p text:style-name="P1"/>
      <text:p text:style-name="P2">Source: <text:a xlink:type="simple" xlink:href="https://people.ischool.berkeley.edu/~dbamman/nlp20_slides/2_classification_1.pdf" text:style-name="Internet_20_link" text:visited-style-name="Visited_20_Internet_20_Link">https://people.ischool.berkeley.edu/~dbamman/nlp20_slides/2_classification_1.pdf</text:a></text:p>
      <text:list xml:id="list971963838" text:style-name="L1">
        <text:list-header>
          <text:p text:style-name="P5"/>
        </text:list-header>
      </text:list>
      <text:p text:style-name="P2">Supervised learning</text:p>
      <text:list xml:id="list142554755645176" text:continue-numbering="true" text:style-name="L1">
        <text:list-item>
          <text:p text:style-name="P5">Mapping function<draw:frame draw:style-name="fr1" draw:name="Object1" text:anchor-type="as-char" svg:y="-0.152in" svg:width="1.4902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9"><text:span text:style-name="T2">Given data pairs <text:s/>&lt;x, y&gt;, learn </text:span><text:span text:style-name="T2"><draw:frame draw:style-name="fr1" draw:name="Object2" text:anchor-type="as-char" svg:y="-0.1728in" svg:width="0.3937in" svg:height="0.220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10"><text:span text:style-name="T2">E</text:span><text:span text:style-name="T4">xample: Naive Bayes classifier</text:span></text:p>
          <text:list>
            <text:list-item>
              <text:p text:style-name="P10"><text:span text:style-name="T4"><text:s/></text:span><text:span text:style-name="T4"><draw:frame draw:style-name="fr1" draw:name="Object3" text:anchor-type="as-char" svg:y="-0.2598in" svg:width="3.0965in" svg:height="0.56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draw:frame draw:style-name="fr1" draw:name="Object4" text:anchor-type="as-char" svg:y="-0.152in" svg:width="1.6299in" svg:height="0.2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6">Trick: use smoothing <text:s/>for features with no data</text:p>
            </text:list-item>
            <text:list-item>
              <text:p text:style-name="P11"><text:span text:style-name="T3">L</text:span><text:span text:style-name="T1">imitation: independence assumption</text:span></text:p>
            </text:list-item>
          </text:list>
        </text:list-item>
      </text:list>
      <text:p text:style-name="P2"/>
      <text:p text:style-name="P4"><text:span text:style-name="T2">N</text:span><text:span text:style-name="T1">LP problems</text:span></text:p>
      <text:list xml:id="list3611584920" text:style-name="L2">
        <text:list-item>
          <text:p text:style-name="P7">Text categorization</text:p>
        </text:list-item>
        <text:list-item>
          <text:p text:style-name="P7">Sentiment analysis</text:p>
        </text:list-item>
      </text:list>
      <text:p text:style-name="P3"/>
      <text:p text:style-name="P3">Text representation</text:p>
      <text:list xml:id="list610476393" text:style-name="L3">
        <text:list-item>
          <text:p text:style-name="P8">Words in isolation (bag of words)</text:p>
        </text:list-item>
        <text:list-item>
          <text:p text:style-name="P8">Conjunctions of words (sequential, skip n-gram)</text:p>
        </text:list-item>
        <text:list-item>
          <text:p text:style-name="P8">Higher-order linguistics (syntax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2:14:58.752000000</meta:creation-date>
    <meta:editing-duration>PT11M20S</meta:editing-duration>
    <meta:editing-cycles>5</meta:editing-cycles>
    <meta:generator>LibreOffice/7.0.3.1$Windows_X86_64 LibreOffice_project/d7547858d014d4cf69878db179d326fc3483e082</meta:generator>
    <dc:date>2020-11-16T14:25:54.410000000</dc:date>
    <meta:document-statistic meta:table-count="0" meta:image-count="0" meta:object-count="4" meta:page-count="1" meta:paragraph-count="17" meta:word-count="65" meta:character-count="484" meta:non-whitespace-character-count="441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  <mi>,</mi>
      <mrow>
        <mi>x</mi>
        <mo stretchy="false">∈</mo>
        <mi>X</mi>
      </mrow>
      <mi>,</mi>
      <mrow>
        <mi>y</mi>
        <mo stretchy="false">∈</mo>
        <mi>Y</mi>
      </mrow>
    </mrow>
    <annotation encoding="StarMath 5.0">h(x)=y, x in X, y in Y</annotation>
  </semantics>
</math>
</file>

<file path=Object 2/content.xml><?xml version="1.0" encoding="utf-8"?>
<math xmlns="http://www.w3.org/1998/Math/MathML" display="block">
  <semantics>
    <mrow>
      <mover accent="true">
        <mi>h</mi>
        <mo stretchy="false">^</mo>
      </mover>
      <mrow>
        <mo fence="true" stretchy="false">(</mo>
        <mrow>
          <mi>x</mi>
        </mrow>
        <mo fence="true" stretchy="false">)</mo>
      </mrow>
    </mrow>
    <annotation encoding="StarMath 5.0">hat{h}(x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=</mo>
              <mi>y</mi>
              <mo stretchy="false">∣</mo>
              <mi>X</mi>
              <mo stretchy="false">=</mo>
              <mi>x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Y</mi>
                  <mo stretchy="false">=</mo>
                  <mi>y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>X</mi>
                  <mo stretchy="false">=</mo>
                  <mi>x</mi>
                  <mo stretchy="false">∣</mo>
                  <mi>Y</mi>
                  <mo stretchy="false">=</mo>
                  <mi>y</mi>
                </mrow>
              </mrow>
              <mo fence="true" stretchy="false">)</mo>
            </mrow>
          </mrow>
          <mrow>
            <munder>
              <mo stretchy="false">∑</mo>
              <mi>y</mi>
            </munder>
            <mrow>
              <mi>P</mi>
              <mrow>
                <mo fence="true" stretchy="false">(</mo>
                <mrow>
                  <mrow>
                    <mi>Y</mi>
                    <mo stretchy="false">=</mo>
                    <mi>y</mi>
                  </mrow>
                </mrow>
                <mo fence="true" stretchy="false">)</mo>
              </mrow>
              <mi>P</mi>
              <mrow>
                <mo fence="true" stretchy="false">(</mo>
                <mrow>
                  <mrow>
                    <mi>X</mi>
                    <mo stretchy="false">=</mo>
                    <mi>x</mi>
                    <mo stretchy="false">∣</mo>
                    <mi>Y</mi>
                    <mo stretchy="false">=</mo>
                    <mi>y</mi>
                  </mrow>
                </mrow>
                <mo fence="true" stretchy="false">)</mo>
              </mrow>
            </mrow>
          </mrow>
        </mfrac>
      </mrow>
    </mrow>
    <annotation encoding="StarMath 5.0">P( Y=y divides X=x )= {P(Y=y)P(X=x divides Y=y)} over sum from{y} {P( Y=y )P( X=x divides Y=y )}</annotation>
  </semantics>
</math>
</file>

<file path=Object 4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row>
        <mi>P</mi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</mrow>
    </mrow>
    <annotation encoding="StarMath 5.0">hat{y}(x)=arg max csub{ y in Y } { P(Y divides X) }</annotation>
  </semantics>
</math>
</file>